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URW Bookman L" svg:font-family="'URW Bookman L'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Century Schoolbook"/>
    </style:style>
    <style:style style:name="P2" style:family="paragraph" style:parent-style-name="Standard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entury Schoolbook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" fo:font-size="11pt" fo:font-style="italic" style:font-size-asian="11pt" style:font-style-asian="italic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entury Schoolbook" fo:font-size="8pt" style:font-size-asian="8pt" style:font-size-complex="8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entury Schoolbook" fo:font-size="8pt" fo:font-weight="bold" style:font-size-asian="8pt" style:font-weight-asian="bold" style:font-size-complex="8pt"/>
    </style:style>
    <style:style style:name="P7" style:family="paragraph" style:parent-style-name="Heading_20_2">
      <style:paragraph-properties fo:text-align="center" style:justify-single-word="false" fo:padding-left="0.141cm" fo:padding-right="0.141cm" fo:padding-top="0.035cm" fo:padding-bottom="0.035cm" fo:border="0.018cm solid #000000"/>
      <style:text-properties fo:font-style="italic" style:font-style-asian="italic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Standard" style:list-style-name="WW8Num1">
      <style:paragraph-properties fo:line-height="150%" fo:text-align="justify" style:justify-single-word="false"/>
      <style:text-properties style:font-name="URW Bookman L"/>
    </style:style>
    <style:style style:name="P10" style:family="paragraph" style:parent-style-name="Heading_20_2" style:master-page-name="Standard">
      <style:paragraph-properties fo:text-align="center" style:justify-single-word="false" style:page-number="auto" fo:padding-left="0.141cm" fo:padding-right="0.141cm" fo:padding-top="0.035cm" fo:padding-bottom="0.035cm" fo:border="0.018cm solid #000000"/>
      <style:text-properties fo:font-size="22pt" fo:font-weight="bold" style:font-size-asian="22pt" style:font-weight-asian="bold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Work Experience</text:h>
      <text:h text:style-name="P7" text:outline-level="2">W20008</text:h>
      <text:h text:style-name="P8" text:outline-level="2">Self Assessment Assignment</text:h>
      <text:p text:style-name="P4">This is intended to be a brief assignment.</text:p>
      <text:p text:style-name="P1"/>
      <text:p text:style-name="P3">Part 1 (Computer Knowledge):</text:p>
      <text:list text:style-name="WW8Num1">
        <text:list-item>
          <text:p text:style-name="P9">Write a brief summary of your current computer skills after your second term.</text:p>
        </text:list-item>
        <text:list-item>
          <text:p text:style-name="P9">Having been on work placement do you feel you could – with your current skill set – gain immediate long term employment with promotional prospects?</text:p>
        </text:list-item>
        <text:list-item>
          <text:p text:style-name="P9">If not, what steps can be taken to improve your longer term prospects?</text:p>
        </text:list-item>
      </text:list>
      <text:p text:style-name="P5"/>
      <text:p text:style-name="P3">Part 2 (Target Employment):</text:p>
      <text:list text:style-name="WW8Num1">
        <text:list-item text:start-value="1">
          <text:p text:style-name="P9">What are your plans for future employment – what sort of job do you see yourself doing in the future?</text:p>
        </text:list-item>
        <text:list-item>
          <text:p text:style-name="P9">Why is this type of employment attractive to you?</text:p>
        </text:list-item>
        <text:list-item>
          <text:p text:style-name="P9">What skills, education and qualifications are necessary for this type of job?</text:p>
        </text:list-item>
        <text:list-item>
          <text:p text:style-name="P9">What steps will you follow to achieve this target?</text:p>
        </text:list-item>
      </text:list>
      <text:p text:style-name="P5"/>
      <text:p text:style-name="P3">Part 3 (Self Assessment):</text:p>
      <text:list text:style-name="WW8Num1">
        <text:list-item text:start-value="1">
          <text:p text:style-name="P9">What would you have considered your strong points prior to work placement? List 3, explaining your choices.</text:p>
        </text:list-item>
        <text:list-item>
          <text:p text:style-name="P9">How do you consider those same strong points <text:span text:style-name="T5">after</text:span><text:span text:style-name="T6"> your placement period?</text:span></text:p>
        </text:list-item>
        <text:list-item>
          <text:p text:style-name="P9">What are your weaknesses – what things about yourself would you change if you could? List 3, explaining your choices.</text:p>
        </text:list-item>
        <text:list-item>
          <text:p text:style-name="P9">How do you consider those same weaknesses <text:span text:style-name="T5">after</text:span><text:span text:style-name="T6"> your placement period?</text:span></text:p>
        </text:list-item>
      </text:list>
      <text:p text:style-name="P6"/>
      <text:p text:style-name="P3">Guidelines</text:p>
      <text:list text:style-name="WW8Num1">
        <text:list-item text:start-value="1">
          <text:p text:style-name="P9">The completed assignment should not exceed 2 A4 pages. Each section should be clearly delineated from each other section.</text:p>
        </text:list-item>
        <text:list-item>
          <text:p text:style-name="P9">The assignment should be standard formatted (see sheet on standard formatting) and have a standard cover sheet.</text:p>
        </text:list-item>
        <text:list-item>
          <text:p text:style-name="P9">The assignment should be submitted using the submission box in Room 15</text:p>
        </text:list-item>
        <text:list-item>
          <text:p text:style-name="P9">The deadline for this assignment is: <text:span text:style-name="T2">15:15, Friday, 24-04-2009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URW Bookman L" svg:font-family="'URW Bookman L'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I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line-height="150%" fo:keep-with-next="always"/>
      <style:text-properties style:font-name="Arial" fo:font-size="16pt" style:font-size-asian="16pt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T1" style:family="text">
      <style:text-properties style:font-name-asian="Times New Roman" style:font-name-complex="Times New Roman"/>
    </style:style>
    <style:page-layout style:name="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footer>
        <text:p text:style-name="P1"><text:span text:style-name="T1">©</text:span> Fachtna Roe 2003-9<text:tab/><text:tab/><text:tab/><text:tab/><text:tab/><text:tab/><text:tab/>Version <text:editing-cycles>25</text:editing-cycles> - <text:date style:data-style-name="N84" text:date-value="2009-04-20T10:44:53">2009-04-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Work Experience</dc:title>
    <meta:initial-creator>Fachtna Roe</meta:initial-creator>
    <meta:creation-date>2003-09-08T16:23:00</meta:creation-date>
    <dc:creator>Fachtna Roe</dc:creator>
    <dc:date>2009-04-20T10:44:05</dc:date>
    <meta:editing-cycles>25</meta:editing-cycles>
    <meta:editing-duration>PT40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248" meta:character-count="1522"/>
  </office:meta>
</office:document-meta>
</file>